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Footer">
      <style:paragraph-properties fo:padding="0in" fo:border-left="none" fo:border-right="none" fo:border-top="0.0008in solid #000000" fo:border-bottom="none" style:shadow="none"/>
      <style:text-properties style:font-name="Ubuntu" fo:font-size="10pt" style:font-size-asian="10pt" style:font-size-complex="10pt"/>
    </style:style>
    <style:style style:name="P3" style:family="paragraph" style:parent-style-name="Header">
      <style:text-properties fo:color="#94bd5e" style:font-name="Ubuntu" fo:font-size="14pt" fo:font-style="italic" style:font-size-asian="14pt" style:font-style-asian="italic" style:font-size-complex="14pt" style:font-style-complex="italic"/>
    </style:style>
    <style:style style:name="P4" style:family="paragraph" style:parent-style-name="Header">
      <style:paragraph-properties fo:padding="0in" fo:border-left="none" fo:border-right="none" fo:border-top="none" fo:border-bottom="0.0138in solid #000000" style:shadow="none"/>
      <style:text-properties fo:color="#94bd5e" style:font-name="Ubuntu"/>
    </style:style>
    <style:style style:name="T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94bd5e" style:font-name="Ubuntu" fo:font-size="14pt" fo:font-style="italic" style:font-size-asian="14pt" style:font-style-asian="italic" style:font-size-complex="14pt" style:font-style-complex="italic"/>
    </style:style>
    <style:style style:name="MP2" style:family="paragraph" style:parent-style-name="Header">
      <style:paragraph-properties fo:padding="0in" fo:border-left="none" fo:border-right="none" fo:border-top="none" fo:border-bottom="0.0138in solid #000000" style:shadow="none"/>
      <style:text-properties fo:color="#94bd5e" style:font-name="Ubuntu"/>
    </style:style>
    <style:style style:name="MP3" style:family="paragraph" style:parent-style-name="Footer">
      <style:paragraph-properties fo:padding="0in" fo:border-left="none" fo:border-right="none" fo:border-top="0.0008in solid #000000" fo:border-bottom="none" style:shadow="none"/>
      <style:text-properties style:font-name="Ubuntu" fo:font-size="10pt" style:font-size-asian="10pt" style:font-size-complex="10pt"/>
    </style:style>
    <style:style style:name="MT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Seminararbeit</text:p>
        <text:p text:style-name="MP2"><text:span text:style-name="MT1">GuideMe – Eine Android basierte Lösung</text:span><text:tab/></text:p>
      </style:header>
      <style:footer>
        <text:p text:style-name="MP3">E. Pfammatter &amp; R. Hasan<text:tab/><text:page-number text:select-page="current">2</text:page-number> von <text:page-count>2</text:page-count><text:tab/><text:date style:data-style-name="N80" text:date-value="2011-11-03T22:47:57" text:fixed="true">3. Nov. 20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my Hasan</meta:initial-creator>
    <meta:creation-date>2011-11-03T22:36:19</meta:creation-date>
    <dc:date>2011-11-03T22:49:08</dc:date>
    <dc:creator>Ramy Hasan</dc:creator>
    <meta:editing-duration>PT00H12M50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3" meta:word-count="16" meta:character-count="93"/>
  </office:meta>
</office:document-meta>
</file>